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05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ull1" table:style-name="ta1">
        <table:shapes>
          <draw:frame draw:z-index="0" draw:style-name="gr1" svg:width="21.614cm" svg:height="12.157cm" svg:x="9.777cm" svg:y="4.934cm">
            <draw:object draw:notify-on-update-of-ranges="Full1.A2:Full1.A4 Full1.B1:Full1.B1 Full1.B2:Full1.B4 Full1.C1:Full1.C1 Full1.C2:Full1.C4 Full1.D1:Full1.D1 Full1.D2:Full1.D4 Full1.E1:Full1.E1 Full1.E2:Full1.E4 Full1.F1:Full1.F1 Full1.F2:Full1.F4 Full1.G1:Full1.G1 Full1.G2:Full1.G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>
            <text:p>Original</text:p>
          </table:table-cell>
          <table:table-cell table:style-name="ce2" office:value-type="string">
            <text:p>1thread+ap.6</text:p>
          </table:table-cell>
          <table:table-cell table:style-name="ce2" office:value-type="string">
            <text:p>1thread+ap6+vec</text:p>
          </table:table-cell>
          <table:table-cell table:style-name="ce2" office:value-type="string">
            <text:p>2thread</text:p>
          </table:table-cell>
          <table:table-cell table:style-name="ce2" office:value-type="string">
            <text:p>4thread</text:p>
          </table:table-cell>
          <table:table-cell table:style-name="ce2" office:value-type="string">
            <text:p>8thread</text:p>
          </table:table-cell>
        </table:table-row>
        <table:table-row table:style-name="ro2">
          <table:table-cell table:style-name="ce1" office:value-type="string">
            <text:p>2pka</text:p>
          </table:table-cell>
          <table:table-cell office:value-type="float" office:value="40.04">
            <text:p>40,04</text:p>
          </table:table-cell>
          <table:table-cell office:value-type="float" office:value="22.79">
            <text:p>22,79</text:p>
          </table:table-cell>
          <table:table-cell office:value-type="float" office:value="22.85">
            <text:p>22,85</text:p>
          </table:table-cell>
          <table:table-cell office:value-type="float" office:value="17.12">
            <text:p>17,12</text:p>
          </table:table-cell>
          <table:table-cell table:number-columns-repeated="2" office:value-type="float" office:value="17.2">
            <text:p>17,2</text:p>
          </table:table-cell>
        </table:table-row>
        <table:table-row table:style-name="ro2">
          <table:table-cell table:style-name="ce1" office:value-type="string">
            <text:p>1hba</text:p>
          </table:table-cell>
          <table:table-cell office:value-type="float" office:value="146.28">
            <text:p>146,28</text:p>
          </table:table-cell>
          <table:table-cell office:value-type="float" office:value="77.91">
            <text:p>77,91</text:p>
          </table:table-cell>
          <table:table-cell office:value-type="float" office:value="78.25">
            <text:p>78,25</text:p>
          </table:table-cell>
          <table:table-cell office:value-type="float" office:value="55.32">
            <text:p>55,32</text:p>
          </table:table-cell>
          <table:table-cell office:value-type="float" office:value="56">
            <text:p>56</text:p>
          </table:table-cell>
          <table:table-cell office:value-type="float" office:value="56.4">
            <text:p>56,4</text:p>
          </table:table-cell>
        </table:table-row>
        <table:table-row table:style-name="ro2">
          <table:table-cell table:style-name="ce1" office:value-type="string">
            <text:p>4hhb</text:p>
          </table:table-cell>
          <table:table-cell office:value-type="float" office:value="136.88">
            <text:p>136,88</text:p>
          </table:table-cell>
          <table:table-cell office:value-type="float" office:value="66.17">
            <text:p>66,17</text:p>
          </table:table-cell>
          <table:table-cell office:value-type="float" office:value="66.43">
            <text:p>66,43</text:p>
          </table:table-cell>
          <table:table-cell office:value-type="float" office:value="42.4">
            <text:p>42,4</text:p>
          </table:table-cell>
          <table:table-cell office:value-type="float" office:value="42.73">
            <text:p>42,73</text:p>
          </table:table-cell>
          <table:table-cell office:value-type="float" office:value="42.76">
            <text:p>42,76</text:p>
          </table:table-cell>
        </table:table-row>
        <table:table-row table:style-name="ro3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>
            <text:p>Speedups</text:p>
          </table:table-cell>
          <table:table-cell table:style-name="ce3" table:formula="of:=(([.B2]+[.B3]+[.B4])/3)/(([.B2]+[.B3]+[.B4])/3)" office:value-type="float" office:value="1">
            <text:p>1,000</text:p>
          </table:table-cell>
          <table:table-cell office:value-type="string">
            <text:p>Original</text:p>
          </table:table-cell>
          <table:table-cell table:number-columns-repeated="4"/>
        </table:table-row>
        <table:table-row table:style-name="ro2">
          <table:table-cell/>
          <table:table-cell table:style-name="ce3" table:formula="of:=(([.B3]+[.B4]+[.B2])/3)/(([.C2]+[.C3]+[.C4])/3)" office:value-type="float" office:value="1.93683705878828">
            <text:p>1,937</text:p>
          </table:table-cell>
          <table:table-cell office:value-type="string">
            <text:p>1thread+ap.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(([.B2]+[.B3]+[.B4])/3)/(([.D2]+[.D3]+[.D4])/3)" office:value-type="float" office:value="1.92920670924611">
            <text:p>1,929</text:p>
          </table:table-cell>
          <table:table-cell office:value-type="string">
            <text:p>1thread+ap6+vec</text:p>
          </table:table-cell>
          <table:table-cell table:number-columns-repeated="4"/>
        </table:table-row>
        <table:table-row table:style-name="ro2">
          <table:table-cell/>
          <table:table-cell table:style-name="ce4" table:formula="of:=(([.B2]+[.B3]+[.B4])/3)/(([.E2]+[.E3]+[.E4])/3)" office:value-type="float" office:value="2.8143504005573">
            <text:p>2,814</text:p>
          </table:table-cell>
          <table:table-cell office:value-type="string">
            <text:p>2thread</text:p>
          </table:table-cell>
          <table:table-cell table:number-columns-repeated="4"/>
        </table:table-row>
        <table:table-row table:style-name="ro2">
          <table:table-cell/>
          <table:table-cell table:style-name="ce3" table:formula="of:=(([.B2]+[.B3]+[.B4])/3)/(([.F2]+[.F3]+[.F4])/3)" office:value-type="float" office:value="2.78788924350901">
            <text:p>2,788</text:p>
          </table:table-cell>
          <table:table-cell office:value-type="string">
            <text:p>4thread</text:p>
          </table:table-cell>
          <table:table-cell table:number-columns-repeated="4"/>
        </table:table-row>
        <table:table-row table:style-name="ro2">
          <table:table-cell/>
          <table:table-cell table:style-name="ce3" table:formula="of:=(([.B2]+[.B3]+[.B4])/3)/(([.G2]+[.G3]+[.G4])/3)" office:value-type="float" office:value="2.77758679958749">
            <text:p>2,778</text:p>
          </table:table-cell>
          <table:table-cell office:value-type="string">
            <text:p>8thread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 table:number-rows-repeated="10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 table:number-rows-repeated="11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ull2" table:style-name="ta1">
        <table:table-column table:style-name="co1" table:default-cell-style-name="Default"/>
        <table:table-row table:style-name="ro2">
          <table:table-cell office:value-type="float" office:value="40.04">
            <text:p>40,04</text:p>
          </table:table-cell>
        </table:table-row>
        <table:table-row table:style-name="ro2">
          <table:table-cell office:value-type="float" office:value="146.28">
            <text:p>146,28</text:p>
          </table:table-cell>
        </table:table-row>
        <table:table-row table:style-name="ro2">
          <table:table-cell office:value-type="float" office:value="136.88">
            <text:p>136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4">
      <number:number number:decimal-places="3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0/00/0000</text:date>, <text:time style:data-style-name="N2" text:time-value="0000-00-00T12:10:07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Pi </meta:initial-creator>
    <meta:creation-date>2013-01-08T11:12:47</meta:creation-date>
    <dc:date>2013-01-08T12:14:37</dc:date>
    <dc:creator>LiPi </dc:creator>
    <meta:editing-duration>PT7M51S</meta:editing-duration>
    <meta:editing-cycles>2</meta:editing-cycles>
    <meta:generator>LibreOffice/3.6$Linux_X86_64 LibreOffice_project/a9a0717-273e462-768e6e3-978247f-65e65f</meta:generator>
    <meta:document-statistic meta:table-count="2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615cm" svg:height="12.158cm" xlink:href=".." xlink:type="simple" chart:class="chart:bar" chart:style-name="ch1">
        <chart:title svg:x="8.715cm" svg:y="0.379cm" chart:style-name="ch2">
          <text:p>Millores obtingudes</text:p>
        </chart:title>
        <chart:legend chart:legend-position="end" svg:x="17.983cm" svg:y="4.481cm" style:legend-expansion="high" chart:style-name="ch3"/>
        <chart:plot-area chart:style-name="ch4" table:cell-range-address="Full1.A2:Full1.G4 Full1.B1:Full1.G1" chart:data-source-has-labels="both" svg:x="1.436cm" svg:y="1.903cm" svg:width="15.683cm" svg:height="9.038cm">
          <chartooo:coordinate-region svg:x="2.309cm" svg:y="2.111cm" svg:width="14.81cm" svg:height="8.165cm"/>
          <chart:axis chart:dimension="x" chart:name="primary-x" chart:style-name="ch5" chartooo:axis-type="auto">
            <chartooo:date-scale/>
            <chart:title svg:x="8.766cm" svg:y="11.185cm" chart:style-name="ch6">
              <text:p>Versió</text:p>
            </chart:title>
            <chart:categories table:cell-range-address="Full1.A2:Full1.A4"/>
          </chart:axis>
          <chart:axis chart:dimension="y" chart:name="primary-y" chart:style-name="ch7">
            <chart:title svg:x="0.451cm" svg:y="7.036cm" chart:style-name="ch8">
              <text:p>Segons</text:p>
            </chart:title>
            <chart:grid chart:style-name="ch9" chart:class="major"/>
          </chart:axis>
          <chart:series chart:style-name="ch10" chart:values-cell-range-address="Full1.B2:Full1.B4" chart:label-cell-address="Full1.B1:Full1.B1" chart:class="chart:bar">
            <chart:data-point chart:repeated="3"/>
          </chart:series>
          <chart:series chart:style-name="ch11" chart:values-cell-range-address="Full1.C2:Full1.C4" chart:label-cell-address="Full1.C1:Full1.C1" chart:class="chart:bar">
            <chart:data-point chart:repeated="3"/>
          </chart:series>
          <chart:series chart:style-name="ch12" chart:values-cell-range-address="Full1.D2:Full1.D4" chart:label-cell-address="Full1.D1:Full1.D1" chart:class="chart:bar">
            <chart:data-point chart:repeated="3"/>
          </chart:series>
          <chart:series chart:style-name="ch13" chart:values-cell-range-address="Full1.E2:Full1.E4" chart:label-cell-address="Full1.E1:Full1.E1" chart:class="chart:bar">
            <chart:data-point chart:repeated="3"/>
          </chart:series>
          <chart:series chart:style-name="ch14" chart:values-cell-range-address="Full1.F2:Full1.F4" chart:label-cell-address="Full1.F1:Full1.F1" chart:class="chart:bar">
            <chart:data-point chart:repeated="3"/>
          </chart:series>
          <chart:series chart:style-name="ch15" chart:values-cell-range-address="Full1.G2:Full1.G4" chart:label-cell-address="Full1.G1:Full1.G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Full1.B1:Full1.B1</svg:desc>
                </draw:g>
              </table:table-cell>
              <table:table-cell office:value-type="string">
                <text:p>1thread+ap.6</text:p>
                <draw:g>
                  <svg:desc>Full1.C1:Full1.C1</svg:desc>
                </draw:g>
              </table:table-cell>
              <table:table-cell office:value-type="string">
                <text:p>1thread+ap6+vec</text:p>
                <draw:g>
                  <svg:desc>Full1.D1:Full1.D1</svg:desc>
                </draw:g>
              </table:table-cell>
              <table:table-cell office:value-type="string">
                <text:p>2thread</text:p>
                <draw:g>
                  <svg:desc>Full1.E1:Full1.E1</svg:desc>
                </draw:g>
              </table:table-cell>
              <table:table-cell office:value-type="string">
                <text:p>4thread</text:p>
                <draw:g>
                  <svg:desc>Full1.F1:Full1.F1</svg:desc>
                </draw:g>
              </table:table-cell>
              <table:table-cell office:value-type="string">
                <text:p>8thread</text:p>
                <draw:g>
                  <svg:desc>Full1.G1:Full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pka</text:p>
                <draw:g>
                  <svg:desc>Full1.A2:Full1.A4</svg:desc>
                </draw:g>
              </table:table-cell>
              <table:table-cell office:value-type="float" office:value="40.04">
                <text:p>40.04</text:p>
                <draw:g>
                  <svg:desc>Full1.B2:Full1.B4</svg:desc>
                </draw:g>
              </table:table-cell>
              <table:table-cell office:value-type="float" office:value="22.79">
                <text:p>22.79</text:p>
                <draw:g>
                  <svg:desc>Full1.C2:Full1.C4</svg:desc>
                </draw:g>
              </table:table-cell>
              <table:table-cell office:value-type="float" office:value="22.85">
                <text:p>22.85</text:p>
                <draw:g>
                  <svg:desc>Full1.D2:Full1.D4</svg:desc>
                </draw:g>
              </table:table-cell>
              <table:table-cell office:value-type="float" office:value="17.12">
                <text:p>17.12</text:p>
                <draw:g>
                  <svg:desc>Full1.E2:Full1.E4</svg:desc>
                </draw:g>
              </table:table-cell>
              <table:table-cell office:value-type="float" office:value="17.2">
                <text:p>17.2</text:p>
                <draw:g>
                  <svg:desc>Full1.F2:Full1.F4</svg:desc>
                </draw:g>
              </table:table-cell>
              <table:table-cell office:value-type="float" office:value="17.2">
                <text:p>17.2</text:p>
                <draw:g>
                  <svg:desc>Full1.G2:Full1.G4</svg:desc>
                </draw:g>
              </table:table-cell>
            </table:table-row>
            <table:table-row>
              <table:table-cell office:value-type="string">
                <text:p>1hba</text:p>
              </table:table-cell>
              <table:table-cell office:value-type="float" office:value="146.28">
                <text:p>146.28</text:p>
              </table:table-cell>
              <table:table-cell office:value-type="float" office:value="77.91">
                <text:p>77.91</text:p>
              </table:table-cell>
              <table:table-cell office:value-type="float" office:value="78.25">
                <text:p>78.25</text:p>
              </table:table-cell>
              <table:table-cell office:value-type="float" office:value="55.32">
                <text:p>55.32</text:p>
              </table:table-cell>
              <table:table-cell office:value-type="float" office:value="56">
                <text:p>56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4hhb</text:p>
              </table:table-cell>
              <table:table-cell office:value-type="float" office:value="136.88">
                <text:p>136.88</text:p>
              </table:table-cell>
              <table:table-cell office:value-type="float" office:value="66.17">
                <text:p>66.17</text:p>
              </table:table-cell>
              <table:table-cell office:value-type="float" office:value="66.43">
                <text:p>66.43</text:p>
              </table:table-cell>
              <table:table-cell office:value-type="float" office:value="42.4">
                <text:p>42.4</text:p>
              </table:table-cell>
              <table:table-cell office:value-type="float" office:value="42.73">
                <text:p>42.73</text:p>
              </table:table-cell>
              <table:table-cell office:value-type="float" office:value="42.76">
                <text:p>42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a9a0717-273e462-768e6e3-978247f-65e6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